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2.0465in"/>
    </style:style>
    <style:style style:name="co4" style:family="table-column">
      <style:table-column-properties fo:break-before="auto" style:column-width="2.172in"/>
    </style:style>
    <style:style style:name="co5" style:family="table-column">
      <style:table-column-properties fo:break-before="auto" style:column-width="2.067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0937in"/>
    </style:style>
    <style:style style:name="co8" style:family="table-column">
      <style:table-column-properties fo:break-before="auto" style:column-width="2.1772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1.64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mpacto_concur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mpacto concurrenci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4"/>
          <table:table-cell>
            <draw:frame draw:z-index="0" draw:name="Chart 1" draw:style-name="gr1" svg:width="4.9516in" svg:height="2.5693in" svg:x="0.2957in" svg:y="0.1772in">
              <draw:object draw:notify-on-update-of-ranges="impacto_concurrencia.A4:impacto_concurrencia.A6 impacto_concurrencia.B3:impacto_concurrencia.B3 impacto_concurrencia.B4:impacto_concurrencia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1 (baseline)</text:p>
          </table:table-cell>
          <table:table-cell office:value-type="float" office:value="10.158" calcext:value-type="float">
            <text:p>10.158</text:p>
          </table:table-cell>
          <table:table-cell office:value-type="float" office:value="10.07" calcext:value-type="float">
            <text:p>10.07</text:p>
          </table:table-cell>
          <table:table-cell office:value-type="float" office:value="10.36" calcext:value-type="float">
            <text:p>10.36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(NTHREADS/2) +1 </text:p>
          </table:table-cell>
          <table:table-cell office:value-type="float" office:value="10.74" calcext:value-type="float">
            <text:p>10.74</text:p>
          </table:table-cell>
          <table:table-cell office:value-type="float" office:value="10.68" calcext:value-type="float">
            <text:p>10.68</text:p>
          </table:table-cell>
          <table:table-cell office:value-type="float" office:value="10.84" calcext:value-type="float">
            <text:p>10.84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NTHREADS+2</text:p>
          </table:table-cell>
          <table:table-cell office:value-type="float" office:value="19.99" calcext:value-type="float">
            <text:p>19.99</text:p>
          </table:table-cell>
          <table:table-cell office:value-type="float" office:value="18.27" calcext:value-type="float">
            <text:p>18.27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impacto afinid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wo cores</text:p>
          </table:table-cell>
          <table:table-cell office:value-type="float" office:value="10.805" calcext:value-type="float">
            <text:p>10.805</text:p>
          </table:table-cell>
          <table:table-cell office:value-type="float" office:value="10.78" calcext:value-type="float">
            <text:p>10.78</text:p>
          </table:table-cell>
          <table:table-cell office:value-type="float" office:value="10.83" calcext:value-type="float">
            <text:p>10.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ngle core</text:p>
          </table:table-cell>
          <table:table-cell office:value-type="float" office:value="18.185" calcext:value-type="float">
            <text:p>18.185</text:p>
          </table:table-cell>
          <table:table-cell office:value-type="float" office:value="18.22" calcext:value-type="float">
            <text:p>18.22</text:p>
          </table:table-cell>
          <table:table-cell office:value-type="float" office:value="18.15" calcext:value-type="float">
            <text:p>18.15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8"/>
          <table:table-cell>
            <draw:frame draw:z-index="1" draw:name="Chart 2" draw:style-name="gr1" svg:width="4.9516in" svg:height="2.5693in" svg:x="0.3102in" svg:y="0.0693in">
              <draw:object draw:notify-on-update-of-ranges="impacto_concurrencia.A9:impacto_concurrencia.A10 impacto_concurrencia.A11:impacto_concurrencia.A13 impacto_concurrencia.B9:impacto_concurrencia.B10 impacto_concurrencia.B11:impacto_concurrencia.B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tección grup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B1 split terminals</text:p>
          </table:table-cell>
          <table:table-cell office:value-type="float" office:value="33.5" calcext:value-type="float">
            <text:p>33.5</text:p>
          </table:table-cell>
          <table:table-cell office:value-type="float" office:value="32.72" calcext:value-type="float">
            <text:p>32.72</text:p>
          </table:table-cell>
          <table:table-cell office:value-type="float" office:value="34.03" calcext:value-type="float">
            <text:p>34.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B1 single terminal</text:p>
          </table:table-cell>
          <table:table-cell office:value-type="float" office:value="39.58" calcext:value-type="float">
            <text:p>39.58</text:p>
          </table:table-cell>
          <table:table-cell office:value-type="float" office:value="39.44" calcext:value-type="float">
            <text:p>39.44</text:p>
          </table:table-cell>
          <table:table-cell office:value-type="float" office:value="39.78" calcext:value-type="float">
            <text:p>39.78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impacto priorid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y 1</text:p>
          </table:table-cell>
          <table:table-cell office:value-type="float" office:value="10.66" calcext:value-type="float">
            <text:p>10.66</text:p>
          </table:table-cell>
          <table:table-cell office:value-type="float" office:value="10.56" calcext:value-type="float">
            <text:p>10.56</text:p>
          </table:table-cell>
          <table:table-cell office:value-type="float" office:value="10.79" calcext:value-type="float">
            <text:p>10.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Y NTHREADS+2</text:p>
          </table:table-cell>
          <table:table-cell office:value-type="float" office:value="20.78" calcext:value-type="float">
            <text:p>20.78</text:p>
          </table:table-cell>
          <table:table-cell office:value-type="float" office:value="11.96" calcext:value-type="float">
            <text:p>11.96</text:p>
          </table:table-cell>
          <table:table-cell office:value-type="float" office:value="24.19" calcext:value-type="float">
            <text:p>24.1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/>
          <table:table-cell table:number-columns-repeated="7"/>
          <table:table-cell>
            <draw:frame draw:z-index="2" draw:name="Chart 3" draw:style-name="gr1" svg:width="4.9516in" svg:height="2.5693in" svg:x="0.3114in" svg:y="0.0421in">
              <draw:object draw:notify-on-update-of-ranges="impacto_concurrencia.A15:impacto_concurrencia.A16 impacto_concurrencia.A17:impacto_concurrencia.A18 impacto_concurrencia.B15:impacto_concurrencia.B16 impacto_concurrencia.B17:impacto_concurrencia.B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jecución</text:p>
          </table:table-cell>
          <table:table-cell office:value-type="string" calcext:value-type="string">
            <text:p>Page faults</text:p>
          </table:table-cell>
          <table:table-cell office:value-type="string" calcext:value-type="string">
            <text:p>Min tmp de b. de acc.</text:p>
          </table:table-cell>
          <table:table-cell office:value-type="string" calcext:value-type="string">
            <text:p>Max tmp de b. de acc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ción 2</text:p>
          </table:table-cell>
          <table:table-cell office:value-type="float" office:value="503689" calcext:value-type="float">
            <text:p>503689</text:p>
          </table:table-cell>
          <table:table-cell office:value-type="float" office:value="2101037300" calcext:value-type="float">
            <text:p>2101037300</text:p>
          </table:table-cell>
          <table:table-cell office:value-type="float" office:value="4160560662" calcext:value-type="float">
            <text:p>4160560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ción 1</text:p>
          </table:table-cell>
          <table:table-cell office:value-type="float" office:value="503688" calcext:value-type="float">
            <text:p>503688</text:p>
          </table:table-cell>
          <table:table-cell table:number-columns-repeated="2" office:value-type="float" office:value="3960227552" calcext:value-type="float">
            <text:p>396022755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Ejecución</text:p>
          </table:table-cell>
          <table:table-cell office:value-type="string" calcext:value-type="string">
            <text:p>Suma fallos pág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cución 3</text:p>
          </table:table-cell>
          <table:table-cell office:value-type="float" office:value="1510997" calcext:value-type="float">
            <text:p>15109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cución 4</text:p>
          </table:table-cell>
          <table:table-cell office:value-type="float" office:value="2798984" calcext:value-type="float">
            <text:p>27989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cución 5</text:p>
          </table:table-cell>
          <table:table-cell office:value-type="float" office:value="2121646" calcext:value-type="float">
            <text:p>2121646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afinidad" table:style-name="ta1">
        <table:table-column table:style-name="co7" table:default-cell-style-name="ce1"/>
        <table:table-column table:style-name="co6" table:number-columns-repeated="1023" table:default-cell-style-name="ce1"/>
        <table:table-row table:style-name="ro1">
          <table:table-cell table:style-name="ce3" office:value-type="string" calcext:value-type="string">
            <text:p>impacto afinidad</text:p>
          </table:table-cell>
          <table:table-cell table:number-columns-repeated="4"/>
          <table:table-cell>
            <draw:frame draw:z-index="0" draw:name="Chart 1" draw:style-name="gr1" svg:width="5in" svg:height="3in" svg:x="0.0555in" svg:y="0.0417in">
              <draw:object draw:notify-on-update-of-ranges="impacto_afinidad.A3:impacto_afinidad.A5 impacto_afinidad.B2:impacto_afinidad.B2 impacto_afinidad.B3:impacto_afinidad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+1 (sin compartir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+1 (compartiendo)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cion_grupos" table:style-name="ta1">
        <table:table-column table:style-name="co8" table:default-cell-style-name="ce1"/>
        <table:table-column table:style-name="co6" table:number-columns-repeated="1023" table:default-cell-style-name="ce1"/>
        <table:table-row table:style-name="ro1">
          <table:table-cell table:style-name="ce3" office:value-type="string" calcext:value-type="string">
            <text:p>detección grupos</text:p>
          </table:table-cell>
          <table:table-cell table:number-columns-repeated="2"/>
          <table:table-cell>
            <draw:frame draw:z-index="0" draw:name="Chart 1" draw:style-name="gr1" svg:width="5in" svg:height="3in" svg:x="0in" svg:y="0in">
              <draw:object draw:notify-on-update-of-ranges="deteccion_grupos.A3:deteccion_grupos.A6 deteccion_grupos.B2:deteccion_grupos.B2 deteccion_grupos.B3:deteccion_grupos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stinto usuario y distinto termin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smo usuario y distinto termin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stinto usuario mismo terminal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prioridad" table:style-name="ta1"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021" table:default-cell-style-name="ce1"/>
        <table:table-row table:style-name="ro1">
          <table:table-cell table:style-name="ce3" office:value-type="string" calcext:value-type="string">
            <text:p>impacto priorid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 FIB</text:p>
          </table:table-cell>
          <table:table-cell office:value-type="string" calcext:value-type="string">
            <text:p>tiempo medio BAJA_PRIO_FIB</text:p>
          </table:table-cell>
          <table:table-cell>
            <draw:frame draw:z-index="0" draw:name="Chart 1" draw:style-name="gr1" svg:width="5in" svg:height="3in" svg:x="0.8618in" svg:y="0.1181in">
              <draw:object draw:notify-on-update-of-ranges="impacto_prioridad.A3:impacto_prioridad.A5 impacto_prioridad.B2:impacto_prioridad.B2 impacto_prioridad.B3:impacto_prioridad.B5 impacto_prioridad.C2:impacto_prioridad.C2 impacto_prioridad.C3:impacto_prioridad.C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y 1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 y NTHREADS+2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03:40:00.786133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initial-creator>Microsoft Office User</meta:initial-creator>
    <meta:creation-date>2019-02-20T15:47:33Z</meta:creation-date>
    <dc:date>2022-04-15T06:06:50.837393194</dc:date>
    <meta:editing-duration>PT1H53M41S</meta:editing-duration>
    <meta:editing-cycles>15</meta:editing-cycles>
    <meta:document-statistic meta:table-count="4" meta:cell-count="9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78cm" svg:height="6.527cm" xlink:href=".." xlink:type="simple" chart:class="chart:bar" chart:style-name="ch1">
        <chart:title svg:x="3.475cm" svg:y="0.265cm" chart:style-name="ch2">
          <text:p>impacto concurrencia</text:p>
        </chart:title>
        <chart:plot-area chart:style-name="ch3" table:cell-range-address="impacto_concurrencia.A3:impacto_concurrencia.B6" chart:data-source-has-labels="both" svg:x="1.311cm" svg:y="1.274cm" svg:width="11.016cm" svg:height="5.123cm">
          <chart:coordinate-region svg:x="1.835cm" svg:y="1.46cm" svg:width="10.492cm" svg:height="4.317cm"/>
          <chart:axis chart:dimension="x" chart:name="primary-x" chart:style-name="ch4" chartooo:axis-type="text">
            <chart:categories table:cell-range-address="impacto_concurrencia.A4:impacto_concurrencia.A6"/>
          </chart:axis>
          <chart:axis chart:dimension="y" chart:name="primary-y" chart:style-name="ch5">
            <chart:title svg:x="0.451cm" svg:y="5.103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concurrencia.B4:impacto_concurrencia.B6" chart:label-cell-address="impacto_concurrencia.B3:impacto_concurrencia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concurrencia.B3:impacto_concurrencia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concurrencia.A4:impacto_concurrencia.A6</svg:desc>
                </draw:g>
              </table:table-cell>
              <table:table-cell office:value-type="float" office:value="10.158">
                <text:p>10.158</text:p>
                <draw:g>
                  <svg:desc>impacto_concurrencia.B4:impacto_concurrencia.B6</svg:desc>
                </draw:g>
              </table:table-cell>
            </table:table-row>
            <table:table-row>
              <table:table-cell office:value-type="string">
                <text:p>(NTHREADS/2) +1 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NTHREADS+2</text:p>
              </table:table-cell>
              <table:table-cell office:value-type="float" office:value="19.99">
                <text:p>19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144cm" svg:y="0.287cm" chart:style-name="ch2">
          <text:p>impacto afinidad</text:p>
        </chart:title>
        <chart:plot-area chart:style-name="ch3" table:cell-range-address="impacto_afinidad.A2:impacto_afinidad.B5" chart:data-source-has-labels="both" svg:x="1.314cm" svg:y="1.318cm" svg:width="11.132cm" svg:height="6.15cm">
          <chart:coordinate-region svg:x="1.838cm" svg:y="1.504cm" svg:width="10.608cm" svg:height="5.344cm"/>
          <chart:axis chart:dimension="x" chart:name="primary-x" chart:style-name="ch4" chartooo:axis-type="text">
            <chart:categories table:cell-range-address="impacto_afinidad.A3:impacto_afinidad.A5"/>
          </chart:axis>
          <chart:axis chart:dimension="y" chart:name="primary-y" chart:style-name="ch5">
            <chart:title svg:x="0.451cm" svg:y="5.661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afinidad.B3:impacto_afinidad.B5" chart:label-cell-address="impacto_afinidad.B2:impacto_afinidad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afinidad.B2:impacto_afinida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afinidad.A3:impacto_afinidad.A5</svg:desc>
                </draw:g>
              </table:table-cell>
              <table:table-cell office:value-type="float" office:value="NaN">
                <text:p>NaN</text:p>
                <draw:g>
                  <svg:desc>impacto_afinidad.B3:impacto_afinidad.B5</svg:desc>
                </draw:g>
              </table:table-cell>
            </table:table-row>
            <table:table-row>
              <table:table-cell office:value-type="string">
                <text:p>1+1 (sin compartir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+1 (compartiendo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091cm" svg:y="0.287cm" chart:style-name="ch2">
          <text:p>detección grupos</text:p>
        </chart:title>
        <chart:plot-area chart:style-name="ch3" table:cell-range-address="deteccion_grupos.A2:deteccion_grupos.B6" chart:data-source-has-labels="both" svg:x="1.314cm" svg:y="1.318cm" svg:width="11.132cm" svg:height="6.15cm">
          <chart:coordinate-region svg:x="1.838cm" svg:y="1.318cm" svg:width="10.608cm" svg:height="2.05cm"/>
          <chart:axis chart:dimension="x" chart:name="primary-x" chart:style-name="ch4" chartooo:axis-type="text">
            <chart:categories table:cell-range-address="deteccion_grupos.A3:deteccion_grupos.A6"/>
          </chart:axis>
          <chart:axis chart:dimension="y" chart:name="primary-y" chart:style-name="ch5">
            <chart:title svg:x="0.451cm" svg:y="5.661cm" chart:style-name="ch6">
              <text:p>tiempo medio</text:p>
            </chart:title>
            <chart:grid chart:style-name="ch7" chart:class="major"/>
          </chart:axis>
          <chart:series chart:style-name="ch8" chart:values-cell-range-address="deteccion_grupos.B3:deteccion_grupos.B6" chart:label-cell-address="deteccion_grupos.B2:deteccion_grupos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deteccion_grupos.B2:deteccion_grup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deteccion_grupos.A3:deteccion_grupos.A6</svg:desc>
                </draw:g>
              </table:table-cell>
              <table:table-cell office:value-type="float" office:value="NaN">
                <text:p>NaN</text:p>
                <draw:g>
                  <svg:desc>deteccion_grupos.B3:deteccion_grupos.B6</svg:desc>
                </draw:g>
              </table:table-cell>
            </table:table-row>
            <table:table-row>
              <table:table-cell office:value-type="string">
                <text:p>distinto usuario y distinto termin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mo usuario y distinto termin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into usuario mismo terminal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column-mapping="0" chart:style-name="ch1">
        <chart:title svg:x="4.025cm" svg:y="0.287cm" chart:style-name="ch2">
          <text:p>impacto prioridad</text:p>
        </chart:title>
        <chart:legend chart:legend-position="bottom" svg:x="2.092cm" svg:y="7.048cm" style:legend-expansion="wide" chart:style-name="ch3"/>
        <chart:plot-area chart:style-name="ch4" table:cell-range-address="impacto_prioridad.A2:impacto_prioridad.C5" chart:data-source-has-labels="both" svg:x="0.254cm" svg:y="1.318cm" svg:width="12.192cm" svg:height="5.394cm">
          <chart:coordinate-region svg:x="0.778cm" svg:y="1.504cm" svg:width="11.668cm" svg:height="4.588cm"/>
          <chart:axis chart:dimension="x" chart:name="primary-x" chart:style-name="ch5" chartooo:axis-type="text">
            <chart:categories table:cell-range-address="impacto_prioridad.A3:impacto_priorid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mpacto_prioridad.B3:impacto_prioridad.B5" chart:label-cell-address="impacto_prioridad.B2:impacto_prioridad.B2" chart:class="chart:bar">
            <chart:data-point chart:repeated="3"/>
          </chart:series>
          <chart:series chart:style-name="ch9" chart:values-cell-range-address="impacto_prioridad.C3:impacto_prioridad.C5" chart:label-cell-address="impacto_prioridad.C2:impacto_prioridad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 FIB</text:p>
                <draw:g>
                  <svg:desc>impacto_prioridad.B2:impacto_prioridad.B2</svg:desc>
                </draw:g>
              </table:table-cell>
              <table:table-cell office:value-type="string">
                <text:p>tiempo medio BAJA_PRIO_FIB</text:p>
                <draw:g>
                  <svg:desc>impacto_prioridad.C2:impacto_priorida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prioridad.A3:impacto_prioridad.A5</svg:desc>
                </draw:g>
              </table:table-cell>
              <table:table-cell office:value-type="float" office:value="NaN">
                <text:p>NaN</text:p>
                <draw:g>
                  <svg:desc>impacto_prioridad.B3:impacto_prioridad.B5</svg:desc>
                </draw:g>
              </table:table-cell>
              <table:table-cell office:value-type="float" office:value="NaN">
                <text:p>NaN</text:p>
                <draw:g>
                  <svg:desc>impacto_prioridad.C3:impacto_prioridad.C5</svg:desc>
                </draw:g>
              </table:table-cell>
            </table:table-row>
            <table:table-row>
              <table:table-cell office:value-type="string">
                <text:p>1 y 1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 y NTHREADS+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78cm" svg:height="6.527cm" xlink:href=".." xlink:type="simple" chart:class="chart:bar" chart:style-name="ch1">
        <chart:title svg:x="4.03cm" svg:y="0.265cm" chart:style-name="ch2">
          <text:p>detección grupos</text:p>
        </chart:title>
        <chart:plot-area chart:style-name="ch3" table:cell-range-address="impacto_concurrencia.A15:impacto_concurrencia.B18" chart:data-source-has-labels="both" svg:x="1.311cm" svg:y="1.274cm" svg:width="11.016cm" svg:height="5.123cm">
          <chart:coordinate-region svg:x="1.835cm" svg:y="1.461cm" svg:width="10.492cm" svg:height="4.317cm"/>
          <chart:axis chart:dimension="x" chart:name="primary-x" chart:style-name="ch4" chartooo:axis-type="text">
            <chart:categories table:cell-range-address="impacto_concurrencia.A17:impacto_concurrencia.A18"/>
          </chart:axis>
          <chart:axis chart:dimension="y" chart:name="primary-y" chart:style-name="ch5">
            <chart:title svg:x="0.451cm" svg:y="5.103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concurrencia.B17:impacto_concurrencia.B18" chart:label-cell-address="impacto_concurrencia.B15:impacto_concurrencia.B1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text:list>
                  <text:list-item>
                    <text:p/>
                  </text:list-item>
                  <text:list-item>
                    <text:p> tiempo medio</text:p>
                  </text:list-item>
                </text:list>
                <draw:g>
                  <svg:desc>impacto_concurrencia.B15:impacto_concurrencia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B1 split terminals</text:p>
                <draw:g>
                  <svg:desc>impacto_concurrencia.A17:impacto_concurrencia.A18</svg:desc>
                </draw:g>
              </table:table-cell>
              <table:table-cell office:value-type="float" office:value="33.5">
                <text:p>33.5</text:p>
                <draw:g>
                  <svg:desc>impacto_concurrencia.B17:impacto_concurrencia.B18</svg:desc>
                </draw:g>
              </table:table-cell>
            </table:table-row>
            <table:table-row>
              <table:table-cell office:value-type="string">
                <text:p>FIB1 single terminal</text:p>
              </table:table-cell>
              <table:table-cell office:value-type="float" office:value="39.58">
                <text:p>39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78cm" svg:height="6.527cm" xlink:href=".." xlink:type="simple" chart:class="chart:bar" chart:style-name="ch1">
        <chart:title svg:x="4.083cm" svg:y="0.265cm" chart:style-name="ch2">
          <text:p>impacto afinidad</text:p>
        </chart:title>
        <chart:plot-area chart:style-name="ch3" table:cell-range-address="impacto_concurrencia.A9:impacto_concurrencia.B13" chart:data-source-has-labels="both" svg:x="1.311cm" svg:y="1.274cm" svg:width="11.016cm" svg:height="5.123cm">
          <chart:coordinate-region svg:x="1.835cm" svg:y="1.46cm" svg:width="10.492cm" svg:height="4.317cm"/>
          <chart:axis chart:dimension="x" chart:name="primary-x" chart:style-name="ch4" chartooo:axis-type="text">
            <chart:categories table:cell-range-address="impacto_concurrencia.A11:impacto_concurrencia.A13"/>
          </chart:axis>
          <chart:axis chart:dimension="y" chart:name="primary-y" chart:style-name="ch5">
            <chart:title svg:x="0.451cm" svg:y="5.103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concurrencia.B11:impacto_concurrencia.B13" chart:label-cell-address="impacto_concurrencia.B9:impacto_concurrencia.B1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text:list>
                  <text:list-item>
                    <text:p/>
                  </text:list-item>
                  <text:list-item>
                    <text:p> tiempo medio</text:p>
                  </text:list-item>
                </text:list>
                <draw:g>
                  <svg:desc>impacto_concurrencia.B9:impacto_concurrencia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wo cores</text:p>
                <draw:g>
                  <svg:desc>impacto_concurrencia.A11:impacto_concurrencia.A13</svg:desc>
                </draw:g>
              </table:table-cell>
              <table:table-cell office:value-type="float" office:value="10.805">
                <text:p>10.805</text:p>
                <draw:g>
                  <svg:desc>impacto_concurrencia.B11:impacto_concurrencia.B13</svg:desc>
                </draw:g>
              </table:table-cell>
            </table:table-row>
            <table:table-row>
              <table:table-cell office:value-type="string">
                <text:p>single core</text:p>
              </table:table-cell>
              <table:table-cell office:value-type="float" office:value="18.185">
                <text:p>18.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